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Helvetica" fo:font-size="14pt" officeooo:paragraph-rsid="001589c9" style:font-size-asian="14pt" fo:hyphenate="false" fo:hyphenation-remain-char-count="2" fo:hyphenation-push-char-count="2"/>
    </style:style>
    <style:style style:name="P2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1589c9"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text-align="start" style:justify-single-word="false" fo:orphans="0" fo:widows="0" fo:hyphenation-ladder-count="no-limit" style:page-number="auto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1589c9" fo:hyphenate="false" fo:hyphenation-remain-char-count="2" fo:hyphenation-push-char-count="2"/>
    </style:style>
    <style:style style:name="P4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Helvetica" fo:font-size="14pt" officeooo:paragraph-rsid="001589c9" style:font-size-asian="14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Helvetica" fo:font-size="14pt" officeooo:rsid="0019d070" officeooo:paragraph-rsid="0019d070" style:font-size-asian="14pt" fo:hyphenate="false" fo:hyphenation-remain-char-count="2" fo:hyphenation-push-char-count="2"/>
    </style:style>
    <style:style style:name="P6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Helvetica" fo:font-size="14pt" officeooo:paragraph-rsid="0019d070" fo:hyphenate="false" fo:hyphenation-remain-char-count="2" fo:hyphenation-push-char-count="2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9pt"/>
    </style:style>
    <style:style style:name="P10" style:family="paragraph" style:parent-style-name="Preformatted_20_Text">
      <style:text-properties fo:color="#808080" style:font-name="DejaVu Sans Mono" fo:font-size="9pt" fo:font-style="italic"/>
    </style:style>
    <style:style style:name="P11" style:family="paragraph" style:parent-style-name="Preformatted_20_Text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DejaVu Sans Mono" fo:font-size="9pt" officeooo:rsid="0019d070" officeooo:paragraph-rsid="0019d070" style:font-size-asian="14pt" fo:hyphenate="false" fo:hyphenation-remain-char-count="2" fo:hyphenation-push-char-count="2"/>
    </style:style>
    <style:style style:name="P12" style:family="paragraph" style:parent-style-name="Preformatted_20_Text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DejaVu Sans Mono" fo:font-size="9pt" officeooo:paragraph-rsid="0019d070" fo:hyphenate="false" fo:hyphenation-remain-char-count="2" fo:hyphenation-push-char-count="2"/>
    </style:style>
    <style:style style:name="T1" style:family="text">
      <style:text-properties style:font-name="Helvetica" fo:font-size="14pt" style:font-size-asian="14pt"/>
    </style:style>
    <style:style style:name="T2" style:family="text">
      <style:text-properties style:font-name="Helvetica" fo:font-size="14pt" officeooo:rsid="001f705a" style:font-size-asian="14pt"/>
    </style:style>
    <style:style style:name="T3" style:family="text">
      <style:text-properties fo:font-style="italic"/>
    </style:style>
    <style:style style:name="T4" style:family="text">
      <style:text-properties fo:color="#0000ff" fo:font-weight="bold"/>
    </style:style>
    <style:style style:name="T5" style:family="text">
      <style:text-properties fo:color="#0000ff" style:font-name="DejaVu Sans Mono" fo:font-size="9pt"/>
    </style:style>
    <style:style style:name="T6" style:family="text">
      <style:text-properties fo:color="#0000ff" style:font-name="DejaVu Sans Mono" fo:font-size="9pt" fo:font-weight="bold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000080" fo:font-weight="bold" officeooo:rsid="0019d070"/>
    </style:style>
    <style:style style:name="T13" style:family="text">
      <style:text-properties fo:color="#000080" style:font-name="DejaVu Sans Mono" fo:font-size="9pt" fo:font-weight="bold"/>
    </style:style>
    <style:style style:name="T14" style:family="text">
      <style:text-properties fo:color="#660e7a" fo:font-weight="bold"/>
    </style:style>
    <style:style style:name="T15" style:family="text">
      <style:text-properties fo:color="#660e7a" style:font-name="DejaVu Sans Mono" fo:font-size="9pt" fo:font-weight="bold"/>
    </style:style>
    <style:style style:name="T16" style:family="text">
      <style:text-properties fo:color="#660e7a" style:font-name="DejaVu Sans Mono" fo:font-size="9pt" fo:font-style="italic" fo:font-weight="bold"/>
    </style:style>
    <style:style style:name="T17" style:family="text">
      <style:text-properties style:font-name="DejaVu Sans Mono" fo:font-size="9pt"/>
    </style:style>
    <style:style style:name="T18" style:family="text">
      <style:text-properties style:font-name="DejaVu Sans Mono" fo:font-size="9pt" fo:font-style="italic"/>
    </style:style>
    <style:style style:name="T19" style:family="text">
      <style:text-properties fo:color="#808000"/>
    </style:style>
    <style:style style:name="T20" style:family="text">
      <style:text-properties fo:color="#808000" style:font-name="DejaVu Sans Mono" fo:font-size="9pt"/>
    </style:style>
    <style:style style:name="T21" style:family="text">
      <style:text-properties officeooo:rsid="0019d070"/>
    </style:style>
    <style:style style:name="T22" style:family="text">
      <style:text-properties fo:color="#808080"/>
    </style:style>
    <style:style style:name="T23" style:family="text">
      <style:text-properties fo:color="#000000" style:font-name="DejaVu Sans Mono" fo:font-size="9pt"/>
    </style:style>
    <style:style style:name="T24" style:family="text">
      <style:text-properties fo:color="#000000" style:font-name="DejaVu Sans Mono" fo:font-size="9pt" officeooo:rsid="0019d070"/>
    </style:style>
    <style:style style:name="T25" style:family="text">
      <style:text-properties officeooo:rsid="0019d070" style:font-size-asian="14pt"/>
    </style:style>
    <style:style style:name="T26" style:family="text">
      <style:text-properties officeooo:rsid="001aa4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Create a new project “</text:span><text:span text:style-name="T2">GestureDemo</text:span><text:span text:style-name="T1">”</text:span></text:p>
      <text:p text:style-name="P2"><text:span text:style-name="T1">(</text:span><text:span text:style-name="T2">s1</text:span><text:span text:style-name="T1">)</text:span></text:p>
      <text:p text:style-name="P1"/>
      <text:p text:style-name="P1">2. Select Target android device</text:p>
      <text:p text:style-name="P2"><text:span text:style-name="T1">(</text:span><text:span text:style-name="T2">s2</text:span><text:span text:style-name="T1">)</text:span></text:p>
      <text:p text:style-name="P1"/>
      <text:p text:style-name="P1">3. Add an activity to mobile -&gt; Select Empty Activity</text:p>
      <text:p text:style-name="P2"><text:span text:style-name="T1">(</text:span><text:span text:style-name="T2">s3</text:span><text:span text:style-name="T1">)</text:span></text:p>
      <text:p text:style-name="P1"/>
      <text:p text:style-name="P1">4. Customize the Activity</text:p>
      <text:p text:style-name="P2"><text:span text:style-name="T1">(</text:span><text:span text:style-name="T2">s4</text:span><text:span text:style-name="T1">)</text:span></text:p>
      <text:p text:style-name="P2"/>
      <text:p text:style-name="P1"/>
      <text:p text:style-name="P5">5. activity_main.xml</text:p>
      <text:p text:style-name="P5"/>
      <text:p text:style-name="P11"><text:span text:style-name="T3">&lt;?</text:span><text:span text:style-name="T4">xml version=</text:span><text:span text:style-name="T8">"1.0" </text:span><text:span text:style-name="T4">encoding=</text:span><text:span text:style-name="T8">"utf-8"</text:span><text:span text:style-name="T3">?&gt;</text:span></text:p>
      <text:p text:style-name="P9">&lt;<text:span text:style-name="T11">RelativeLayout </text:span><text:span text:style-name="T4">xmlns:android=</text:span><text:span text:style-name="T8">"http://schemas.android.com/apk/res/android"</text:span></text:p>
      <text:p text:style-name="P8"><text:span text:style-name="T7"><text:s text:c="4"/></text:span><text:span text:style-name="T6">xmlns:tools=</text:span><text:span text:style-name="T9">"http://schemas.android.com/tools"</text:span></text:p>
      <text:p text:style-name="P8"><text:span text:style-name="T7"><text:s text:c="4"/></text:span><text:span text:style-name="T6">android:layout_width=</text:span><text:span text:style-name="T9">"match_parent"</text:span></text:p>
      <text:p text:style-name="P8"><text:span text:style-name="T7"><text:s text:c="4"/></text:span><text:span text:style-name="T6">android:layout_height=</text:span><text:span text:style-name="T9">"match_parent"</text:span></text:p>
      <text:p text:style-name="P8"><text:span text:style-name="T7"><text:s text:c="4"/></text:span><text:span text:style-name="T6">android:paddingBottom=</text:span><text:span text:style-name="T9">"@dimen/activity_vertical_margin"</text:span></text:p>
      <text:p text:style-name="P8"><text:span text:style-name="T7"><text:s text:c="4"/></text:span><text:span text:style-name="T6">android:paddingLeft=</text:span><text:span text:style-name="T9">"@dimen/activity_horizontal_margin"</text:span></text:p>
      <text:p text:style-name="P8"><text:span text:style-name="T7"><text:s text:c="4"/></text:span><text:span text:style-name="T6">android:paddingRight=</text:span><text:span text:style-name="T9">"@dimen/activity_horizontal_margin"</text:span></text:p>
      <text:p text:style-name="P8"><text:span text:style-name="T7"><text:s text:c="4"/></text:span><text:span text:style-name="T6">android:paddingTop=</text:span><text:span text:style-name="T9">"@dimen/activity_vertical_margin"</text:span><text:span text:style-name="T17">&gt;</text:span></text:p>
      <text:p text:style-name="P8"><text:s text:c="4"/><text:span text:style-name="T17">&lt;</text:span><text:span text:style-name="T13">Button</text:span></text:p>
      <text:p text:style-name="P8"><text:span text:style-name="T10"><text:s text:c="8"/></text:span><text:span text:style-name="T6">style=</text:span><text:span text:style-name="T9">"?android:attr/buttonStyleSmall"</text:span></text:p>
      <text:p text:style-name="P8"><text:span text:style-name="T7"><text:s text:c="8"/></text:span><text:span text:style-name="T6">android:layout_width=</text:span><text:span text:style-name="T9">"100dp"</text:span></text:p>
      <text:p text:style-name="P8"><text:span text:style-name="T7"><text:s text:c="8"/></text:span><text:span text:style-name="T6">android:layout_height=</text:span><text:span text:style-name="T9">"100dp"</text:span></text:p>
      <text:p text:style-name="P8"><text:span text:style-name="T7"><text:s text:c="8"/></text:span><text:span text:style-name="T6">android:background=</text:span><text:span text:style-name="T9">"@android:color/holo_green_light"</text:span></text:p>
      <text:p text:style-name="P8"><text:span text:style-name="T7"><text:s text:c="8"/></text:span><text:span text:style-name="T6">android:id=</text:span><text:span text:style-name="T9">"@+id/button"</text:span></text:p>
      <text:p text:style-name="P8"><text:span text:style-name="T7"><text:s text:c="8"/></text:span><text:span text:style-name="T6">android:layout_alignParentTop=</text:span><text:span text:style-name="T9">"true"</text:span></text:p>
      <text:p text:style-name="P8"><text:span text:style-name="T7"><text:s text:c="8"/></text:span><text:span text:style-name="T6">android:layout_alignParentLeft=</text:span><text:span text:style-name="T9">"true"</text:span></text:p>
      <text:p text:style-name="P8"><text:span text:style-name="T7"><text:s text:c="8"/></text:span><text:span text:style-name="T6">android:layout_alignParentStart=</text:span><text:span text:style-name="T9">"true" </text:span><text:span text:style-name="T17">/&gt;</text:span></text:p>
      <text:p text:style-name="P8"><text:s text:c="4"/><text:span text:style-name="T17">&lt;</text:span><text:span text:style-name="T13">Button</text:span></text:p>
      <text:p text:style-name="P8"><text:span text:style-name="T10"><text:s text:c="8"/></text:span><text:span text:style-name="T6">android:background=</text:span><text:span text:style-name="T9">"@null"</text:span></text:p>
      <text:p text:style-name="P8"><text:span text:style-name="T7"><text:s text:c="8"/></text:span><text:span text:style-name="T6">style=</text:span><text:span text:style-name="T9">"?android:attr/buttonStyleSmall"</text:span></text:p>
      <text:p text:style-name="P8"><text:span text:style-name="T7"><text:s text:c="8"/></text:span><text:span text:style-name="T6">android:layout_width=</text:span><text:span text:style-name="T9">"match_parent"</text:span></text:p>
      <text:p text:style-name="P8"><text:span text:style-name="T7"><text:s text:c="8"/></text:span><text:span text:style-name="T6">android:layout_height=</text:span><text:span text:style-name="T9">"100dp"</text:span></text:p>
      <text:p text:style-name="P8"><text:span text:style-name="T7"><text:s text:c="8"/></text:span><text:span text:style-name="T6">android:id=</text:span><text:span text:style-name="T9">"@+id/button2"</text:span></text:p>
      <text:p text:style-name="P8"><text:span text:style-name="T7"><text:s text:c="8"/></text:span><text:span text:style-name="T6">android:text=</text:span><text:span text:style-name="T9">"Shared Element"</text:span></text:p>
      <text:p text:style-name="P8"><text:span text:style-name="T7"><text:s text:c="8"/></text:span><text:span text:style-name="T6">android:layout_alignParentTop=</text:span><text:span text:style-name="T9">"true"</text:span></text:p>
      <text:p text:style-name="P8"><text:span text:style-name="T7"><text:s text:c="8"/></text:span><text:span text:style-name="T6">android:layout_alignParentRight=</text:span><text:span text:style-name="T9">"true"</text:span></text:p>
      <text:p text:style-name="P8"><text:span text:style-name="T7"><text:s text:c="8"/></text:span><text:span text:style-name="T6">android:layout_alignParentEnd=</text:span><text:span text:style-name="T9">"true"</text:span></text:p>
      <text:p text:style-name="P8"><text:span text:style-name="T7"><text:s text:c="8"/></text:span><text:span text:style-name="T6">android:layout_toRightOf=</text:span><text:span text:style-name="T9">"@+id/button"</text:span></text:p>
      <text:p text:style-name="P8"><text:span text:style-name="T7"><text:s text:c="8"/></text:span><text:span text:style-name="T6">android:layout_toEndOf=</text:span><text:span text:style-name="T9">"@+id/button" </text:span><text:span text:style-name="T17">/&gt;</text:span></text:p>
      <text:p text:style-name="P8"><text:s text:c="4"/><text:span text:style-name="T17">&lt;</text:span><text:span text:style-name="T13">Button</text:span></text:p>
      <text:p text:style-name="P8"><text:span text:style-name="T10"><text:s text:c="8"/></text:span><text:span text:style-name="T6">style=</text:span><text:span text:style-name="T9">"?android:attr/buttonStyleSmall"</text:span></text:p>
      <text:p text:style-name="P8"><text:span text:style-name="T7"><text:s text:c="8"/></text:span><text:span text:style-name="T6">android:layout_width=</text:span><text:span text:style-name="T9">"100dp"</text:span></text:p>
      <text:p text:style-name="P8"><text:span text:style-name="T7"><text:s text:c="8"/></text:span><text:span text:style-name="T6">android:layout_height=</text:span><text:span text:style-name="T9">"100dp"</text:span></text:p>
      <text:p text:style-name="P8"><text:span text:style-name="T7"><text:s text:c="8"/></text:span><text:span text:style-name="T6">android:background=</text:span><text:span text:style-name="T9">"@android:color/holo_blue_light"</text:span></text:p>
      <text:p text:style-name="P8"><text:span text:style-name="T7"><text:s text:c="8"/></text:span><text:span text:style-name="T6">android:id=</text:span><text:span text:style-name="T9">"@+id/button3"</text:span></text:p>
      <text:p text:style-name="P8"><text:span text:style-name="T7"><text:s text:c="8"/></text:span><text:span text:style-name="T6">android:layout_alignParentBottom=</text:span><text:span text:style-name="T9">"true"</text:span></text:p>
      <text:p text:style-name="P8"><text:span text:style-name="T7"><text:s text:c="8"/></text:span><text:span text:style-name="T6">android:layout_alignParentLeft=</text:span><text:span text:style-name="T9">"true"</text:span></text:p>
      <text:p text:style-name="P8"><text:span text:style-name="T7"><text:s text:c="8"/></text:span><text:span text:style-name="T6">android:layout_alignParentStart=</text:span><text:span text:style-name="T9">"true" </text:span><text:span text:style-name="T17">/&gt;</text:span></text:p>
      <text:p text:style-name="P8"><text:s text:c="4"/><text:span text:style-name="T17">&lt;</text:span><text:span text:style-name="T13">Button</text:span></text:p>
      <text:p text:style-name="P8"><text:span text:style-name="T10"><text:s text:c="8"/></text:span><text:span text:style-name="T6">android:layout_alignParentRight=</text:span><text:span text:style-name="T9">"true"</text:span></text:p>
      <text:p text:style-name="P8"><text:soft-page-break/><text:span text:style-name="T7"><text:s text:c="8"/></text:span><text:span text:style-name="T6">android:layout_alignParentEnd=</text:span><text:span text:style-name="T9">"true"</text:span></text:p>
      <text:p text:style-name="P8"><text:span text:style-name="T7"><text:s text:c="8"/></text:span><text:span text:style-name="T6">style=</text:span><text:span text:style-name="T9">"?android:attr/buttonStyleSmall"</text:span></text:p>
      <text:p text:style-name="P8"><text:span text:style-name="T7"><text:s text:c="8"/></text:span><text:span text:style-name="T6">android:layout_width=</text:span><text:span text:style-name="T9">"100dp"</text:span></text:p>
      <text:p text:style-name="P8"><text:span text:style-name="T7"><text:s text:c="8"/></text:span><text:span text:style-name="T6">android:layout_height=</text:span><text:span text:style-name="T9">"100dp"</text:span></text:p>
      <text:p text:style-name="P8"><text:span text:style-name="T7"><text:s text:c="8"/></text:span><text:span text:style-name="T6">android:id=</text:span><text:span text:style-name="T9">"@+id/button4"</text:span></text:p>
      <text:p text:style-name="P8"><text:span text:style-name="T7"><text:s text:c="8"/></text:span><text:span text:style-name="T6">android:background=</text:span><text:span text:style-name="T9">"@android:color/holo_orange_light"</text:span></text:p>
      <text:p text:style-name="P8"><text:span text:style-name="T7"><text:s text:c="8"/></text:span><text:span text:style-name="T6">android:layout_alignParentBottom=</text:span><text:span text:style-name="T9">"true" </text:span><text:span text:style-name="T17">/&gt;</text:span></text:p>
      <text:p text:style-name="P7">&lt;/<text:span text:style-name="T11">RelativeLayout</text:span>&gt;</text:p>
      <text:p text:style-name="P5"/>
      <text:p text:style-name="P5"/>
      <text:p text:style-name="P5"/>
      <text:p text:style-name="P5">6. activity_next.xml</text:p>
      <text:p text:style-name="P5"/>
      <text:p text:style-name="P11"><text:span text:style-name="T3">&lt;?</text:span><text:span text:style-name="T4">xml version=</text:span><text:span text:style-name="T8">"1.0" </text:span><text:span text:style-name="T4">encoding=</text:span><text:span text:style-name="T8">"utf-8"</text:span><text:span text:style-name="T3">?&gt;</text:span></text:p>
      <text:p text:style-name="P9">&lt;<text:span text:style-name="T11">RelativeLayout </text:span><text:span text:style-name="T4">xmlns:</text:span><text:span text:style-name="T14">android</text:span><text:span text:style-name="T4">=</text:span><text:span text:style-name="T8">"http://schemas.android.com/apk/res/android"</text:span></text:p>
      <text:p text:style-name="P8"><text:span text:style-name="T7"><text:s text:c="4"/></text:span><text:span text:style-name="T6">xmlns:</text:span><text:span text:style-name="T15">tools</text:span><text:span text:style-name="T6">=</text:span><text:span text:style-name="T9">"http://schemas.android.com/tools"</text:span></text:p>
      <text:p text:style-name="P8"><text:span text:style-name="T7"><text:s text:c="4"/></text:span><text:span text:style-name="T15">android</text:span><text:span text:style-name="T6">:layout_width=</text:span><text:span text:style-name="T9">"match_parent"</text:span></text:p>
      <text:p text:style-name="P8"><text:span text:style-name="T7"><text:s text:c="4"/></text:span><text:span text:style-name="T15">android</text:span><text:span text:style-name="T6">:layout_height=</text:span><text:span text:style-name="T9">"match_parent"</text:span></text:p>
      <text:p text:style-name="P8"><text:span text:style-name="T7"><text:s text:c="4"/></text:span><text:span text:style-name="T15">android</text:span><text:span text:style-name="T6">:paddingBottom=</text:span><text:span text:style-name="T9">"@dimen/activity_vertical_margin"</text:span></text:p>
      <text:p text:style-name="P8"><text:span text:style-name="T7"><text:s text:c="4"/></text:span><text:span text:style-name="T15">android</text:span><text:span text:style-name="T6">:paddingLeft=</text:span><text:span text:style-name="T9">"@dimen/activity_horizontal_margin"</text:span></text:p>
      <text:p text:style-name="P8"><text:span text:style-name="T7"><text:s text:c="4"/></text:span><text:span text:style-name="T15">android</text:span><text:span text:style-name="T6">:paddingRight=</text:span><text:span text:style-name="T9">"@dimen/activity_horizontal_margin"</text:span></text:p>
      <text:p text:style-name="P8"><text:span text:style-name="T7"><text:s text:c="4"/></text:span><text:span text:style-name="T15">android</text:span><text:span text:style-name="T6">:paddingTop=</text:span><text:span text:style-name="T9">"@dimen/activity_vertical_margin"</text:span><text:span text:style-name="T17">&gt;</text:span></text:p>
      <text:p text:style-name="P8"><text:s text:c="4"/><text:span text:style-name="T17">&lt;</text:span><text:span text:style-name="T13">Button</text:span></text:p>
      <text:p text:style-name="P8"><text:span text:style-name="T10"><text:s text:c="8"/></text:span><text:span text:style-name="T15">android</text:span><text:span text:style-name="T6">:id=</text:span><text:span text:style-name="T9">"@+id/button5"</text:span></text:p>
      <text:p text:style-name="P8"><text:span text:style-name="T7"><text:s text:c="8"/></text:span><text:span text:style-name="T6">style=</text:span><text:span text:style-name="T9">"?android:attr/buttonStyleSmall"</text:span></text:p>
      <text:p text:style-name="P8"><text:span text:style-name="T7"><text:s text:c="8"/></text:span><text:span text:style-name="T15">android</text:span><text:span text:style-name="T6">:layout_width=</text:span><text:span text:style-name="T9">"150dp"</text:span></text:p>
      <text:p text:style-name="P8"><text:span text:style-name="T7"><text:s text:c="8"/></text:span><text:span text:style-name="T15">android</text:span><text:span text:style-name="T6">:layout_height=</text:span><text:span text:style-name="T9">"150dp"</text:span></text:p>
      <text:p text:style-name="P8"><text:span text:style-name="T7"><text:s text:c="8"/></text:span><text:span text:style-name="T15">android</text:span><text:span text:style-name="T6">:layout_centerHorizontal=</text:span><text:span text:style-name="T9">"true"</text:span></text:p>
      <text:p text:style-name="P8"><text:span text:style-name="T7"><text:s text:c="8"/></text:span><text:span text:style-name="T15">android</text:span><text:span text:style-name="T6">:layout_centerVertical=</text:span><text:span text:style-name="T9">"true"</text:span></text:p>
      <text:p text:style-name="P8"><text:span text:style-name="T7"><text:s text:c="8"/></text:span><text:span text:style-name="T15">android</text:span><text:span text:style-name="T6">:background=</text:span><text:span text:style-name="T9">"@android:color/holo_red_light"</text:span></text:p>
      <text:p text:style-name="P8"><text:span text:style-name="T7"><text:s text:c="8"/></text:span><text:span text:style-name="T15">android</text:span><text:span text:style-name="T6">:transitionName=</text:span><text:span text:style-name="T9">"ButtonTrans" </text:span><text:span text:style-name="T17">/&gt;</text:span></text:p>
      <text:p text:style-name="P8"><text:s text:c="4"/><text:span text:style-name="T17">&lt;</text:span><text:span text:style-name="T13">TextView</text:span></text:p>
      <text:p text:style-name="P8"><text:span text:style-name="T10"><text:s text:c="8"/></text:span><text:span text:style-name="T15">android</text:span><text:span text:style-name="T6">:id=</text:span><text:span text:style-name="T9">"@+id/textView2"</text:span></text:p>
      <text:p text:style-name="P8"><text:span text:style-name="T7"><text:s text:c="8"/></text:span><text:span text:style-name="T15">android</text:span><text:span text:style-name="T6">:layout_width=</text:span><text:span text:style-name="T9">"wrap_content"</text:span></text:p>
      <text:p text:style-name="P8"><text:span text:style-name="T7"><text:s text:c="8"/></text:span><text:span text:style-name="T15">android</text:span><text:span text:style-name="T6">:layout_height=</text:span><text:span text:style-name="T9">"wrap_content"</text:span></text:p>
      <text:p text:style-name="P8"><text:span text:style-name="T7"><text:s text:c="8"/></text:span><text:span text:style-name="T15">android</text:span><text:span text:style-name="T6">:layout_above=</text:span><text:span text:style-name="T9">"@+id/button5"</text:span></text:p>
      <text:p text:style-name="P8"><text:span text:style-name="T7"><text:s text:c="8"/></text:span><text:span text:style-name="T15">android</text:span><text:span text:style-name="T6">:layout_centerHorizontal=</text:span><text:span text:style-name="T9">"true"</text:span></text:p>
      <text:p text:style-name="P8"><text:span text:style-name="T7"><text:s text:c="8"/></text:span><text:span text:style-name="T15">android</text:span><text:span text:style-name="T6">:layout_marginBottom=</text:span><text:span text:style-name="T9">"15dp"</text:span></text:p>
      <text:p text:style-name="P8"><text:span text:style-name="T7"><text:s text:c="8"/></text:span><text:span text:style-name="T15">android</text:span><text:span text:style-name="T6">:text=</text:span><text:span text:style-name="T9">"SHARED ELEMENT"</text:span></text:p>
      <text:p text:style-name="P8"><text:span text:style-name="T7"><text:s text:c="8"/></text:span><text:span text:style-name="T15">android</text:span><text:span text:style-name="T6">:textAppearance=</text:span><text:span text:style-name="T9">"?android:attr/textAppearanceMedium"</text:span></text:p>
      <text:p text:style-name="P8"><text:span text:style-name="T7"><text:s text:c="8"/></text:span><text:span text:style-name="T15">android</text:span><text:span text:style-name="T6">:textColor=</text:span><text:span text:style-name="T9">"@android:color/black"</text:span></text:p>
      <text:p text:style-name="P8"><text:span text:style-name="T7"><text:s text:c="8"/></text:span><text:span text:style-name="T15">android</text:span><text:span text:style-name="T6">:textSize=</text:span><text:span text:style-name="T9">"20sp"</text:span></text:p>
      <text:p text:style-name="P8"><text:span text:style-name="T7"><text:s text:c="8"/></text:span><text:span text:style-name="T15">android</text:span><text:span text:style-name="T6">:textStyle=</text:span><text:span text:style-name="T9">"bold"</text:span></text:p>
      <text:p text:style-name="P8"><text:span text:style-name="T7"><text:s text:c="8"/></text:span><text:span text:style-name="T15">android</text:span><text:span text:style-name="T6">:transitionName=</text:span><text:span text:style-name="T9">"BtnToText" </text:span><text:span text:style-name="T17">/&gt;</text:span></text:p>
      <text:p text:style-name="P7">&lt;/<text:span text:style-name="T11">RelativeLayout</text:span>&gt;</text:p>
      <text:p text:style-name="P5"/>
      <text:p text:style-name="P5">7. Make “transition” folder and put below file in it<text:line-break/><text:line-break/>shared_element_transation.xml</text:p>
      <text:p text:style-name="P5"/>
      <text:p text:style-name="P11"><text:span text:style-name="T3">&lt;?</text:span><text:span text:style-name="T4">xml version=</text:span><text:span text:style-name="T8">"1.0" </text:span><text:span text:style-name="T4">encoding=</text:span><text:span text:style-name="T8">"utf-8"</text:span><text:span text:style-name="T3">?&gt;</text:span></text:p>
      <text:p text:style-name="P9">&lt;<text:span text:style-name="T11">transitionSet</text:span></text:p>
      <text:p text:style-name="P8"><text:span text:style-name="T10"><text:s text:c="4"/></text:span><text:span text:style-name="T6">xmlns:</text:span><text:span text:style-name="T15">android</text:span><text:span text:style-name="T6">=</text:span><text:span text:style-name="T9">"http://schemas.android.com/apk/res/android"</text:span></text:p>
      <text:p text:style-name="P8"><text:span text:style-name="T7"><text:s text:c="4"/></text:span><text:span text:style-name="T15">android</text:span><text:span text:style-name="T6">:duration=</text:span><text:span text:style-name="T9">"500"</text:span><text:span text:style-name="T17">&gt;</text:span></text:p>
      <text:p text:style-name="P8"><text:s text:c="4"/><text:span text:style-name="T17">&lt;</text:span><text:span text:style-name="T13">changeBounds</text:span><text:span text:style-name="T17">/&gt;</text:span></text:p>
      <text:p text:style-name="P8"><text:s text:c="4"/><text:span text:style-name="T17">&lt;</text:span><text:span text:style-name="T13">fade</text:span><text:span text:style-name="T17">/&gt;</text:span></text:p>
      <text:p text:style-name="P7"><text:soft-page-break/>&lt;/<text:span text:style-name="T11">transitionSet</text:span>&gt;</text:p>
      <text:p text:style-name="P5"/>
      <text:p text:style-name="P5"/>
      <text:p text:style-name="P5">8. MainActivity.<text:span text:style-name="T26">java</text:span></text:p>
      <text:p text:style-name="P5"/>
      <text:p text:style-name="P5"/>
      <text:p text:style-name="P11"><text:span text:style-name="T11">package </text:span>com.spaceo.sharedelement;</text:p>
      <text:p text:style-name="P9"><text:span text:style-name="T11">import </text:span><text:span text:style-name="T19">android.annotation.TargetApi</text:span>;</text:p>
      <text:p text:style-name="P9"><text:span text:style-name="T11">import </text:span>android.content.Intent;</text:p>
      <text:p text:style-name="P9"><text:span text:style-name="T11">import </text:span>android.os.Build;</text:p>
      <text:p text:style-name="P9"><text:span text:style-name="T11">import </text:span>android.support.v4.app.ActivityOptionsCompat;</text:p>
      <text:p text:style-name="P9"><text:span text:style-name="T11">import </text:span>android.support.v4.util.Pair;</text:p>
      <text:p text:style-name="P9"><text:span text:style-name="T11">import </text:span>android.support.v7.app.AppCompatActivity;</text:p>
      <text:p text:style-name="P9"><text:span text:style-name="T11">import </text:span>android.os.Bundle;</text:p>
      <text:p text:style-name="P9"><text:span text:style-name="T11">import </text:span>android.transition.TransitionInflater;</text:p>
      <text:p text:style-name="P9"><text:span text:style-name="T11">import </text:span>android.view.View;</text:p>
      <text:p text:style-name="P9"><text:span text:style-name="T11">import </text:span>android.widget.Button;</text:p>
      <text:p text:style-name="P9"><text:span text:style-name="T11">public class </text:span>MainActivity <text:span text:style-name="T11">extends </text:span>AppCompatActivity <text:span text:style-name="T11">implements </text:span>View.OnClickListener {</text:p>
      <text:p text:style-name="P8"><text:s text:c="4"/><text:span text:style-name="T17">Button button,button2,button3,button4;</text:span></text:p>
      <text:p text:style-name="P8"><text:s text:c="4"/><text:span text:style-name="T17">@Override</text:span></text:p>
      <text:p text:style-name="P8"><text:s text:c="4"/><text:span text:style-name="T13">protected void </text:span><text:span text:style-name="T17">onCreate(Bundle savedInstanceState) {</text:span></text:p>
      <text:p text:style-name="P8"><text:s text:c="8"/><text:span text:style-name="T13">super</text:span><text:span text:style-name="T17">.onCreate(savedInstanceState);</text:span></text:p>
      <text:p text:style-name="P8"><text:s text:c="8"/><text:span text:style-name="T17">setContentView(R.layout.activity_main);</text:span></text:p>
      <text:p text:style-name="P8"><text:s text:c="8"/><text:span text:style-name="T13">if</text:span><text:span text:style-name="T17">(Build.VERSION.SDK_INT&gt;=</text:span><text:span text:style-name="T5">21</text:span><text:span text:style-name="T17">)</text:span></text:p>
      <text:p text:style-name="P8"><text:s text:c="8"/><text:span text:style-name="T17">{</text:span></text:p>
      <text:p text:style-name="P8"><text:s text:c="12"/><text:span text:style-name="T17">getWindow().setSharedElementExitTransition(TransitionInflater.from(</text:span><text:span text:style-name="T13">this</text:span><text:span text:style-name="T17">).inflateTransition(R.transition.shared_element_transation));</text:span></text:p>
      <text:p text:style-name="P8"><text:s text:c="8"/><text:span text:style-name="T17">}</text:span></text:p>
      <text:p text:style-name="P8"><text:s text:c="8"/><text:span text:style-name="T17">setContentView(R.layout.activity_main);</text:span></text:p>
      <text:p text:style-name="P8"><text:s text:c="8"/><text:span text:style-name="T17">button = (Button)findViewById(R.id.button);</text:span></text:p>
      <text:p text:style-name="P8"><text:s text:c="8"/><text:span text:style-name="T17">button2 = (Button)findViewById(R.id.button2);</text:span></text:p>
      <text:p text:style-name="P8"><text:s text:c="8"/><text:span text:style-name="T17">button3 = (Button)findViewById(R.id.button3);</text:span></text:p>
      <text:p text:style-name="P8"><text:s text:c="8"/><text:span text:style-name="T17">button4 = (Button)findViewById(R.id.button4);</text:span></text:p>
      <text:p text:style-name="P8"><text:s text:c="8"/><text:span text:style-name="T17">button.setOnClickListener(</text:span><text:span text:style-name="T13">this</text:span><text:span text:style-name="T17">);</text:span></text:p>
      <text:p text:style-name="P8"><text:s text:c="8"/><text:span text:style-name="T17">button2.setOnClickListener(</text:span><text:span text:style-name="T13">this</text:span><text:span text:style-name="T17">);</text:span></text:p>
      <text:p text:style-name="P8"><text:s text:c="8"/><text:span text:style-name="T17">button3.setOnClickListener(</text:span><text:span text:style-name="T13">this</text:span><text:span text:style-name="T17">);</text:span></text:p>
      <text:p text:style-name="P8"><text:s text:c="8"/><text:span text:style-name="T17">button4.setOnClickListener(</text:span><text:span text:style-name="T13">this</text:span><text:span text:style-name="T17">);</text:span></text:p>
      <text:p text:style-name="P8"><text:s text:c="4"/><text:span text:style-name="T17">}</text:span></text:p>
      <text:p text:style-name="P8"><text:s text:c="4"/><text:span text:style-name="T17">@SuppressWarnings(</text:span><text:span text:style-name="T9">"unchecked"</text:span><text:span text:style-name="T17">)</text:span></text:p>
      <text:p text:style-name="P8"><text:s text:c="4"/><text:span text:style-name="T17">@TargetApi(Build.VERSION_CODES.LOLLIPOP)</text:span></text:p>
      <text:p text:style-name="P8"><text:s text:c="4"/><text:span text:style-name="T17">@Override</text:span></text:p>
      <text:p text:style-name="P8"><text:s text:c="4"/><text:span text:style-name="T13">public void </text:span><text:span text:style-name="T17">onClick(View v) {</text:span></text:p>
      <text:p text:style-name="P8"><text:s text:c="8"/><text:span text:style-name="T13">if</text:span><text:span text:style-name="T17">(v.getId()!=R.id.button2) {</text:span></text:p>
      <text:p text:style-name="P8"><text:s text:c="12"/><text:span text:style-name="T17">button2.setTransitionName(</text:span><text:span text:style-name="T9">"BtnToText"</text:span><text:span text:style-name="T17">);</text:span></text:p>
      <text:p text:style-name="P8"><text:s text:c="12"/><text:span text:style-name="T17">v.setTransitionName(</text:span><text:span text:style-name="T9">"ButtonTrans"</text:span><text:span text:style-name="T17">);</text:span></text:p>
      <text:p text:style-name="P8"><text:s text:c="12"/><text:span text:style-name="T17">Pair&lt;View, String&gt; pair1 = Pair.create((View)button2, button2.getTransitionName());</text:span></text:p>
      <text:p text:style-name="P8"><text:s text:c="12"/><text:span text:style-name="T17">Pair&lt;View, String&gt; pair2 = Pair.create(v, v.getTransitionName());</text:span></text:p>
      <text:p text:style-name="P10">// <text:s text:c="11"/>ActivityOptionsCompat optionsCompat = ActivityOptionsCompat.makeSceneTransitionAnimation(this, v, v.getTransitionName());</text:p>
      <text:p text:style-name="P8"><text:span text:style-name="T22"><text:s text:c="12"/></text:span><text:span text:style-name="T17">ActivityOptionsCompat optionsCompat = ActivityOptionsCompat.makeSceneTransitionAnimation(</text:span><text:span text:style-name="T13">this</text:span><text:span text:style-name="T17">, pair1, pair2);</text:span></text:p>
      <text:p text:style-name="P8"><text:s text:c="12"/><text:span text:style-name="T17">Intent intent = </text:span><text:span text:style-name="T13">new </text:span><text:span text:style-name="T17">Intent(</text:span><text:span text:style-name="T13">this</text:span><text:span text:style-name="T17">, NextActivity.</text:span><text:span text:style-name="T13">class</text:span><text:span text:style-name="T17">);</text:span></text:p>
      <text:p text:style-name="P8"><text:s text:c="12"/><text:span text:style-name="T17">startActivity(intent, optionsCompat.toBundle());</text:span></text:p>
      <text:p text:style-name="P8"><text:s text:c="8"/><text:span text:style-name="T17">}</text:span></text:p>
      <text:p text:style-name="P8"><text:s text:c="4"/><text:span text:style-name="T17">}</text:span></text:p>
      <text:p text:style-name="P7">}</text:p>
      <text:p text:style-name="P5"/>
      <text:p text:style-name="P5"><text:soft-page-break/></text:p>
      <text:p text:style-name="P6"><text:span text:style-name="T25">9.</text:span><text:span text:style-name="T23">NextActivity.</text:span><text:span text:style-name="T24">java</text:span></text:p>
      <text:p text:style-name="P6"><text:span text:style-name="T24"/></text:p>
      <text:p text:style-name="P6"><text:span text:style-name="T24"/></text:p>
      <text:p text:style-name="P12"><text:span text:style-name="T12">package </text:span><text:span text:style-name="T21">com.spaceo.sharedelement;</text:span></text:p>
      <text:p text:style-name="P9"><text:span text:style-name="T11">import </text:span>android.os.Build;</text:p>
      <text:p text:style-name="P9"><text:span text:style-name="T11">import </text:span>android.support.v7.app.AppCompatActivity;</text:p>
      <text:p text:style-name="P9"><text:span text:style-name="T11">import </text:span>android.os.Bundle;</text:p>
      <text:p text:style-name="P9"><text:span text:style-name="T11">import </text:span>android.transition.TransitionInflater;</text:p>
      <text:p text:style-name="P9"><text:span text:style-name="T11">public class </text:span>NextActivity <text:span text:style-name="T11">extends </text:span>AppCompatActivity {</text:p>
      <text:p text:style-name="P8"><text:s text:c="4"/><text:span text:style-name="T20">@Override</text:span></text:p>
      <text:p text:style-name="P8"><text:span text:style-name="T19"><text:s text:c="4"/></text:span><text:span text:style-name="T13">protected void </text:span><text:span text:style-name="T17">onCreate(Bundle savedInstanceState) {</text:span></text:p>
      <text:p text:style-name="P8"><text:s text:c="8"/><text:span text:style-name="T13">super</text:span><text:span text:style-name="T17">.onCreate(savedInstanceState);</text:span></text:p>
      <text:p text:style-name="P8"><text:s text:c="8"/><text:span text:style-name="T17">setContentView(R.layout.</text:span><text:span text:style-name="T16">activity_next</text:span><text:span text:style-name="T17">);</text:span></text:p>
      <text:p text:style-name="P8"><text:s text:c="8"/><text:span text:style-name="T13">if</text:span><text:span text:style-name="T17">(Build.VERSION.</text:span><text:span text:style-name="T16">SDK_INT</text:span><text:span text:style-name="T17">&gt;=</text:span><text:span text:style-name="T5">21</text:span><text:span text:style-name="T17">)</text:span></text:p>
      <text:p text:style-name="P8"><text:s text:c="8"/><text:span text:style-name="T17">{</text:span></text:p>
      <text:p text:style-name="P8"><text:s text:c="12"/><text:span text:style-name="T17">getWindow().setSharedElementEnterTransition(TransitionInflater.</text:span><text:span text:style-name="T18">from</text:span><text:span text:style-name="T17">(</text:span><text:span text:style-name="T13">this</text:span><text:span text:style-name="T17">).inflateTransition(R.transition.</text:span><text:span text:style-name="T16">shared_element_transation</text:span><text:span text:style-name="T17">));</text:span></text:p>
      <text:p text:style-name="P8"><text:s text:c="8"/><text:span text:style-name="T17">}</text:span></text:p>
      <text:p text:style-name="P8"><text:s text:c="4"/><text:span text:style-name="T17">}</text:span></text:p>
      <text:p text:style-name="P7">}</text:p>
      <text:p text:style-name="P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51:20.841711784</meta:creation-date>
    <dc:date>2017-01-24T13:05:18.592913057</dc:date>
    <meta:editing-duration>PT7M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4" meta:paragraph-count="164" meta:word-count="291" meta:character-count="6649" meta:non-whitespace-character-count="5650"/>
  </office:meta>
</office:document-meta>
</file>